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A00000318B1B2CFF338C6F9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d6ad"/>
    </style:style>
    <style:style style:name="P2" style:family="paragraph" style:parent-style-name="Heading_20_1">
      <style:text-properties officeooo:rsid="0013d6ad" officeooo:paragraph-rsid="0013d6ad"/>
    </style:style>
    <style:style style:name="P3" style:family="paragraph" style:parent-style-name="Heading_20_1">
      <style:text-properties officeooo:rsid="00155074" officeooo:paragraph-rsid="001550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augesuch Fasadenisolation</text:h>
      <text:h text:style-name="Heading_20_1" text:outline-level="1"/>
      <text:h text:style-name="P2" text:outline-level="1">Grundriss (vsgis.ch)</text:h>
      <text:p text:style-name="P1"><draw:frame draw:style-name="fr1" draw:name="Bild1" text:anchor-type="paragraph" svg:x="0.37cm" svg:y="0.901cm" svg:width="17cm" svg:height="8.892cm" draw:z-index="0"><draw:image xlink:href="Pictures/10000000000005EA00000318B1B2CFF338C6F9D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0:58:22.945000000</meta:creation-date>
    <dc:date>2019-05-03T18:59:15.706000000</dc:date>
    <meta:editing-duration>P1DT7H50M51S</meta:editing-duration>
    <meta:editing-cycles>3</meta:editing-cycles>
    <meta:generator>LibreOffice/6.0.7.3$Windows_X86_64 LibreOffice_project/dc89aa7a9eabfd848af146d5086077aeed2ae4a5</meta:generator>
    <meta:document-statistic meta:table-count="0" meta:image-count="1" meta:object-count="0" meta:page-count="1" meta:paragraph-count="2" meta:word-count="4" meta:character-count="46" meta:non-whitespace-character-count="44"/>
  </office:meta>
</office:document-meta>
</file>